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re_20_de_20_section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re_20_de_20_section-outline1" style:list-style-name="L4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re_20_de_20_section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ndre en comptes les risques" draw:style-name="dp1" draw:master-page-name="Titre_20_de_20_section">
        <draw:frame draw:name="Titre 3" presentation:style-name="pr1" draw:text-style-name="P2" draw:layer="layout" svg:width="23.799cm" svg:height="4.17cm" svg:x="2.211cm" svg:y="13.494cm" presentation:class="title" presentation:user-transformed="true">
          <draw:text-box>
            <text:p text:style-name="P1"><text:span text:style-name="T1">Prendre en comptes les risques</text:span></text:p>
          </draw:text-box>
        </draw:frame>
        <draw:frame draw:name="Espace réservé du texte 4" presentation:style-name="pr2" draw:text-style-name="P3" draw:layer="layout" svg:width="23.799cm" svg:height="4.592cm" svg:x="2.211cm" svg:y="8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sque sur quoi ?" draw:style-name="dp1" draw:master-page-name="Titre_20_et_20_contenu" presentation:presentation-page-layout-name="AL1T11">
        <draw:frame draw:name="Titre 3" presentation:style-name="pr4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2">Risque sur quoi ?</text:span></text:p>
          </draw:text-box>
        </draw:frame>
        <draw:frame draw:name="Espace réservé du contenu 4" presentation:style-name="pr5" draw:text-style-name="P8" draw:layer="layout" svg:width="25.199cm" svg:height="13.858cm" svg:x="1.4cm" svg:y="4.9cm" presentation:class="outline" presentation:user-transformed="true">
          <draw:text-box>
            <text:list text:style-name="L2">
              <text:list-item>
                <text:p text:style-name="P7"><text:span text:style-name="T3">Sur une tache </text:span></text:p>
              </text:list-item>
              <text:list-item>
                <text:p text:style-name="P7"><text:span text:style-name="T3">Risque sur le proj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s risques ?" draw:style-name="dp1" draw:master-page-name="Titre_20_et_20_contenu" presentation:presentation-page-layout-name="AL1T11">
        <draw:frame draw:name="Titre 1" presentation:style-name="pr4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2">Quels risques ?</text:span></text:p>
          </draw:text-box>
        </draw:frame>
        <draw:frame draw:name="Espace réservé du contenu 2" presentation:style-name="pr5" draw:text-style-name="P8" draw:layer="layout" svg:width="25.199cm" svg:height="13.858cm" svg:x="1.4cm" svg:y="4.9cm" presentation:class="outline" presentation:user-transformed="true">
          <draw:text-box>
            <text:list text:style-name="L2">
              <text:list-item>
                <text:p text:style-name="P7"><text:span text:style-name="T3">Technologique</text:span></text:p>
              </text:list-item>
              <text:list-item>
                <text:p text:style-name="P7"><text:span text:style-name="T3">Client</text:span></text:p>
              </text:list-item>
              <text:list-item>
                <text:p text:style-name="P7"><text:span text:style-name="T3">Équipe</text:span></text:p>
              </text:list-item>
              <text:list-item>
                <text:p text:style-name="P7"><text:span text:style-name="T3">Fonctionnel</text:span></text:p>
              </text:list-item>
              <text:list-item>
                <text:p text:style-name="P7"><text:span text:style-name="T3">Entreprise </text:span></text:p>
              </text:list-item>
              <text:list-item>
                <text:p text:style-name="P7"><text:span text:style-name="T3">Etc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 ?" draw:style-name="dp1" draw:master-page-name="Titre_20_et_20_contenu" presentation:presentation-page-layout-name="AL1T11">
        <draw:frame draw:name="Titre 1" presentation:style-name="pr4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2">Comment ?</text:span></text:p>
          </draw:text-box>
        </draw:frame>
        <draw:frame draw:name="Espace réservé du contenu 2" presentation:style-name="pr7" draw:text-style-name="P8" draw:layer="layout" svg:width="25.199cm" svg:height="13.858cm" svg:x="1.4cm" svg:y="4.9cm" presentation:class="outline" presentation:user-transformed="true">
          <draw:text-box>
            <text:list text:style-name="L2">
              <text:list-item>
                <text:p text:style-name="P7"><text:span text:style-name="T3">Méthode 1 : Application d’un pourcentage sur l’évaluation brut (spécification / conception / test etc. inclus)</text:span></text:p>
              </text:list-item>
              <text:list-item>
                <text:p text:style-name="P7"><text:span text:style-name="T3">Méthode 2 : Évaluer le coût de la résolution du problème si survenance du risque et provisionnement.</text:span></text:p>
              </text:list-item>
              <text:list-item>
                <text:p text:style-name="P7"><text:span text:style-name="T3">Pondérer les résultats 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A l’acceptation du client</text:span></text:p>
                  </text:list-item>
                  <text:list-item>
                    <text:p text:style-name="P9"><text:span text:style-name="T4">Aux possibilité de survenance</text:span></text:p>
                  </text:list-item>
                  <text:list-item>
                    <text:p text:style-name="P9"><text:span text:style-name="T4">Au budget d’ensemble</text:span></text:p>
                  </text:list-item>
                </text:list>
              </text:list-item>
              <text:list-item>
                <text:p text:style-name="P7"><text:span text:style-name="T3">Cela peut être une occasion de redéfinir le périmètre avec le client 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shrink-to-fit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outline2" style:display-name="Titre de section-outline2" style:family="presentation" style:parent-style-name="Titre_20_de_20_section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de_20_section-outline3" style:display-name="Titre de section-outline3" style:family="presentation" style:parent-style-name="Titre_20_de_20_section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de_20_section-outline4" style:display-name="Titre de section-outline4" style:family="presentation" style:parent-style-name="Titre_20_de_20_section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de_20_section-outline5" style:display-name="Titre de section-outline5" style:family="presentation" style:parent-style-name="Titre_20_de_20_secti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de_20_section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de_20_secti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de_20_sec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de_20_section-backgroundobjects">
      <style:graphic-properties draw:stroke="none" draw:fill="none" draw:fill-color="#ffffff" draw:auto-grow-height="false" fo:min-height="13.365cm"/>
    </style:style>
    <style:style style:name="Mpr9" style:family="presentation" style:parent-style-name="Titre_20_de_20_sec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re_20_et_20_contenu-backgroundobjects">
      <style:graphic-properties draw:stroke="none" draw:fill="none" draw:fill-color="#ffffff" draw:auto-grow-height="false" fo:min-height="13.365cm"/>
    </style:style>
    <style:style style:name="Mpr15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de_20_section" style:display-name="Titre de section" style:page-layout-name="PM1" draw:style-name="Mdp2">
      <draw:frame draw:name="Titre 1" presentation:style-name="Mpr5" draw:text-style-name="MP8" draw:layer="backgroundobjects" svg:width="23.799cm" svg:height="4.17cm" svg:x="2.211cm" svg:y="13.494cm" presentation:class="title" presentation:user-transformed="true">
        <draw:text-box>
          <text:p text:style-name="MP7"><text:span text:style-name="MT1">Cliquez pour modifier le style du titre</text:span></text:p>
        </draw:text-box>
      </draw:frame>
      <draw:frame draw:name="Espace réservé du texte 2" presentation:style-name="Mpr6" draw:text-style-name="MP10" draw:layer="backgroundobjects" svg:width="23.799cm" svg:height="4.592cm" svg:x="2.211cm" svg:y="8.9cm" presentation:class="outline" presentation:user-transformed="true">
        <draw:text-box>
          <text:p text:style-name="MP9"><text:span text:style-name="MT2">Cliquez pour modifier les styles du texte du masque</text:span></text:p>
        </draw:text-box>
      </draw:frame>
      <draw:frame draw:name="Espace réservé de la date 3" presentation:style-name="Mpr7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3"><text:date style:data-style-name="D1" text:date-value="2017-12-10">10/12/2017</text:date></text:span></text:p>
        </draw:text-box>
      </draw:frame>
      <draw:frame draw:name="Espace réservé du pied de page 4" presentation:style-name="Mpr7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2" draw:layer="backgroundobjects" svg:width="6.533cm" svg:height="1.117cm" svg:x="20.066cm" svg:y="19.464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presentation:notes style:page-layout-name="PM0">
        <draw:page-thumbnail presentation:style-name="Titre_20_de_20_section-title" draw:layer="backgroundobjects" svg:width="14.848cm" svg:height="11.136cm" svg:x="3.075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0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11" draw:text-style-name="MP15" draw:layer="backgroundobjects" svg:width="25.199cm" svg:height="3.499cm" svg:x="1.4cm" svg:y="0.841cm" presentation:class="title" presentation:user-transformed="true">
        <draw:text-box>
          <text:p text:style-name="MP14"><text:span text:style-name="MT4">Cliquez pour modifier le style du titre</text:span></text:p>
        </draw:text-box>
      </draw:frame>
      <draw:frame draw:name="Espace réservé du contenu 2" presentation:style-name="Mpr12" draw:text-style-name="MP20" draw:layer="backgroundobjects" svg:width="25.199cm" svg:height="13.858cm" svg:x="1.4cm" svg:y="4.9cm" presentation:class="outline" presentation:user-transformed="true">
        <draw:text-box>
          <text:list text:style-name="ML6">
            <text:list-item>
              <text:p text:style-name="MP16"><text:span text:style-name="MT5">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3"><text:date style:data-style-name="D1" text:date-value="2017-12-10">10/12/2017</text:date></text:span></text:p>
        </draw:text-box>
      </draw:frame>
      <draw:frame draw:name="Espace réservé du pied de page 4" presentation:style-name="Mpr13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Espace réservé du numéro de diapositive 5" presentation:style-name="Mpr13" draw:text-style-name="MP12" draw:layer="backgroundobjects" svg:width="6.533cm" svg:height="1.117cm" svg:x="20.066cm" svg:y="19.464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0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6:04:40.932171991</meta:creation-date>
    <dc:date>2017-12-10T16:05:08.864680241</dc:date>
    <meta:editing-duration>PT29S</meta:editing-duration>
    <meta:editing-cycles>1</meta:editing-cycles>
    <meta:document-statistic meta:object-count="59"/>
    <meta:generator>LibreOffice/5.4.2.2$Linux_X86_64 LibreOffice_project/40m0$Build-2</meta:generator>
  </office:meta>
</office:document-meta>
</file>